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6.923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2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42">
      <style:table-cell-properties style:text-align-source="fix" style:repeat-content="false"/>
      <style:paragraph-properties fo:text-align="center" fo:margin-left="0cm"/>
      <style:text-properties style:font-name="Helvetic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3"/>
        <table:table-column table:style-name="co7" table:number-columns-repeated="1015" table:default-cell-style-name="ce1"/>
        <table:table-row table:style-name="ro1">
          <table:table-cell office:value-type="string">
            <text:p>Rank</text:p>
          </table:table-cell>
          <table:table-cell office:value-type="string">
            <text:p>Country</text:p>
          </table:table-cell>
          <table:table-cell office:value-type="string">
            <text:p>Gold</text:p>
          </table:table-cell>
          <table:table-cell office:value-type="string">
            <text:p>Silver</text:p>
          </table:table-cell>
          <table:table-cell office:value-type="string">
            <text:p>Bronze</text:p>
          </table:table-cell>
          <table:table-cell office:value-type="string">
            <text:p>Total</text:p>
          </table:table-cell>
          <table:table-cell office:value-type="string">
            <text:p>PPP</text:p>
          </table:table-cell>
          <table:table-cell office:value-type="string">
            <text:p>PPP/Gold</text:p>
          </table:table-cell>
          <table:table-cell office:value-type="string">
            <text:p>PPP/Total</text:p>
          </table:table-cell>
          <table:table-cell office:value-type="string">
            <text:p>Rank P/G</text:p>
          </table:table-cell>
          <table:table-cell office:value-type="string">
            <text:p>Rank P/T</text:p>
          </table:table-cell>
          <table:table-cell office:value-type="string">
            <text:p>Pop.</text:p>
          </table:table-cell>
          <table:table-cell office:value-type="string">
            <text:p>Pop/Gold</text:p>
          </table:table-cell>
          <table:table-cell office:value-type="string">
            <text:p>Pop/Total</text:p>
          </table:table-cell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 <text:a xlink:href="http://en.wikipedia.org/wiki/China_at_the_2014_Asian_Games">China</text:a> (CHN)</text:p>
            <draw:frame table:end-cell-address="Sheet1.B3" table:end-x="0.775cm" table:end-y="0.11cm" draw:z-index="0" draw:name="http://upload.wikimedia.org/wikipedia/commons/thumb/f/fa/Flag_of_the_People%27s_Republic_of_China.svg/22px-Flag_of_the_People%27s_Republic_of_China.svg.png" draw:style-name="gr1" draw:text-style-name="P1" svg:width="0.775cm" svg:height="0.711cm" svg:x="0cm" svg:y="0cm">
              <draw:image xlink:href="http://upload.wikimedia.org/wikipedia/commons/thumb/f/fa/Flag_of_the_People%27s_Republic_of_China.svg/22px-Flag_of_the_People%27s_Republic_of_China.svg.png" xlink:type="simple" xlink:show="embed" xlink:actuate="onLoad">
                <text:p/>
              </draw:image>
            </draw:frame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2">
            <text:p>342</text:p>
          </table:table-cell>
          <table:table-cell office:value-type="float" office:value="13395">
            <text:p>13395</text:p>
          </table:table-cell>
          <table:table-cell table:formula="of:=[.G2]/[.C2]" office:value-type="float" office:value="88.7086092715232">
            <text:p>88.7</text:p>
          </table:table-cell>
          <table:table-cell table:formula="of:=[.G2]/[.F2]" office:value-type="float" office:value="39.1666666666667">
            <text:p>39.2</text:p>
          </table:table-cell>
          <table:table-cell table:number-columns-repeated="2"/>
          <table:table-cell/>
          <table:table-cell table:formula="of:=[.L2]/[.C2]" office:value-type="float" office:value="0">
            <text:p>0</text:p>
          </table:table-cell>
          <table:table-cell table:formula="of:=[.L2]/[.F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 <text:a xlink:href="http://en.wikipedia.org/wiki/South_Korea_at_the_2014_Asian_Games">South Korea</text:a> (KOR)</text:p>
            <draw:frame table:end-cell-address="Sheet1.B4" table:end-x="0.775cm" table:end-y="0.11cm" draw:z-index="1" draw:name="http://upload.wikimedia.org/wikipedia/commons/thumb/0/09/Flag_of_South_Korea.svg/22px-Flag_of_South_Korea.svg.png" draw:style-name="gr1" draw:text-style-name="P1" svg:width="0.775cm" svg:height="0.711cm" svg:x="0cm" svg:y="0cm">
              <draw:image xlink:href="http://upload.wikimedia.org/wikipedia/commons/thumb/0/09/Flag_of_South_Korea.svg/22px-Flag_of_South_Korea.svg.png" xlink:type="simple" xlink:show="embed" xlink:actuate="onLoad">
                <text:p/>
              </draw:image>
            </draw:frame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34">
            <text:p>234</text:p>
          </table:table-cell>
          <table:table-cell office:value-type="float" office:value="1667">
            <text:p>1667</text:p>
          </table:table-cell>
          <table:table-cell table:formula="of:=[.G3]/[.C3]" office:value-type="float" office:value="21.1012658227848">
            <text:p>21.1</text:p>
          </table:table-cell>
          <table:table-cell table:formula="of:=[.G3]/[.F3]" office:value-type="float" office:value="7.12393162393162">
            <text:p>7.1</text:p>
          </table:table-cell>
          <table:table-cell table:number-columns-repeated="2"/>
          <table:table-cell/>
          <table:table-cell table:formula="of:=[.L3]/[.C3]" office:value-type="float" office:value="0">
            <text:p>0</text:p>
          </table:table-cell>
          <table:table-cell table:formula="of:=[.L3]/[.F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 <text:a xlink:href="http://en.wikipedia.org/wiki/Japan_at_the_2014_Asian_Games">Japan</text:a> (JPN)</text:p>
            <draw:frame table:end-cell-address="Sheet1.B5" table:end-x="0.775cm" table:end-y="0.11cm" draw:z-index="2" draw:name="http://upload.wikimedia.org/wikipedia/en/thumb/9/9e/Flag_of_Japan.svg/22px-Flag_of_Japan.svg.png" draw:style-name="gr1" draw:text-style-name="P1" svg:width="0.775cm" svg:height="0.711cm" svg:x="0cm" svg:y="0cm">
              <draw:image xlink:href="http://upload.wikimedia.org/wikipedia/en/thumb/9/9e/Flag_of_Japan.svg/22px-Flag_of_Japan.svg.png" xlink:type="simple" xlink:show="embed" xlink:actuate="onLoad">
                <text:p/>
              </draw:image>
            </draw:frame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00">
            <text:p>200</text:p>
          </table:table-cell>
          <table:table-cell office:value-type="float" office:value="4699">
            <text:p>4699</text:p>
          </table:table-cell>
          <table:table-cell table:formula="of:=[.G4]/[.C4]" office:value-type="float" office:value="99.9787234042553">
            <text:p>100.0</text:p>
          </table:table-cell>
          <table:table-cell table:formula="of:=[.G4]/[.F4]" office:value-type="float" office:value="23.495">
            <text:p>23.5</text:p>
          </table:table-cell>
          <table:table-cell table:number-columns-repeated="2"/>
          <table:table-cell/>
          <table:table-cell table:formula="of:=[.L4]/[.C4]" office:value-type="float" office:value="0">
            <text:p>0</text:p>
          </table:table-cell>
          <table:table-cell table:formula="of:=[.L4]/[.F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 <text:a xlink:href="http://en.wikipedia.org/wiki/Kazakhstan_at_the_2014_Asian_Games">Kazakhstan</text:a> (KAZ)</text:p>
            <draw:frame table:end-cell-address="Sheet1.B5" table:end-x="0.775cm" table:end-y="0.387cm" draw:z-index="3" draw:name="http://upload.wikimedia.org/wikipedia/commons/thumb/d/d3/Flag_of_Kazakhstan.svg/22px-Flag_of_Kazakhstan.svg.png" draw:style-name="gr1" draw:text-style-name="P1" svg:width="0.775cm" svg:height="0.387cm" svg:x="0cm" svg:y="0cm">
              <draw:image xlink:href="http://upload.wikimedia.org/wikipedia/commons/thumb/d/d3/Flag_of_Kazakhstan.svg/22px-Flag_of_Kazakhstan.svg.png" xlink:type="simple" xlink:show="embed" xlink:actuate="onLoad">
                <text:p/>
              </draw:image>
            </draw:frame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4">
            <text:p>84</text:p>
          </table:table-cell>
          <table:table-cell office:value-type="float" office:value="247">
            <text:p>247</text:p>
          </table:table-cell>
          <table:table-cell table:formula="of:=[.G5]/[.C5]" office:value-type="float" office:value="8.82142857142857">
            <text:p>8.8</text:p>
          </table:table-cell>
          <table:table-cell table:formula="of:=[.G5]/[.F5]" office:value-type="float" office:value="2.94047619047619">
            <text:p>2.9</text:p>
          </table:table-cell>
          <table:table-cell table:number-columns-repeated="2"/>
          <table:table-cell/>
          <table:table-cell table:formula="of:=[.L5]/[.C5]" office:value-type="float" office:value="0">
            <text:p>0</text:p>
          </table:table-cell>
          <table:table-cell table:formula="of:=[.L5]/[.F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 <text:a xlink:href="http://en.wikipedia.org/wiki/Iran_at_the_2014_Asian_Games">Iran</text:a> (IRI)</text:p>
            <draw:frame table:end-cell-address="Sheet1.B7" table:end-x="0.775cm" table:end-y="0.04cm" draw:z-index="4" draw:name="http://upload.wikimedia.org/wikipedia/commons/thumb/c/ca/Flag_of_Iran.svg/22px-Flag_of_Iran.svg.png" draw:style-name="gr1" draw:text-style-name="P1" svg:width="0.775cm" svg:height="0.641cm" svg:x="0cm" svg:y="0cm">
              <draw:image xlink:href="http://upload.wikimedia.org/wikipedia/commons/thumb/c/ca/Flag_of_Iran.svg/22px-Flag_of_Iran.svg.png" xlink:type="simple" xlink:show="embed" xlink:actuate="onLoad">
                <text:p/>
              </draw:image>
            </draw:frame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18">
            <text:p>18</text:p>
          </table:table-cell>
          <table:table-cell table:style-name="ce2" office:value-type="float" office:value="57">
            <text:p>57</text:p>
          </table:table-cell>
          <table:table-cell office:value-type="float" office:value="946">
            <text:p>946</text:p>
          </table:table-cell>
          <table:table-cell table:formula="of:=[.G6]/[.C6]" office:value-type="float" office:value="45.0476190476191">
            <text:p>45.0</text:p>
          </table:table-cell>
          <table:table-cell table:formula="of:=[.G6]/[.F6]" office:value-type="float" office:value="16.5964912280702">
            <text:p>16.6</text:p>
          </table:table-cell>
          <table:table-cell table:number-columns-repeated="2"/>
          <table:table-cell/>
          <table:table-cell table:formula="of:=[.L6]/[.C6]" office:value-type="float" office:value="0">
            <text:p>0</text:p>
          </table:table-cell>
          <table:table-cell table:formula="of:=[.L6]/[.F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 <text:a xlink:href="http://en.wikipedia.org/wiki/Thailand_at_the_2014_Asian_Games">Thailand</text:a> (THA)</text:p>
            <draw:frame table:end-cell-address="Sheet1.B8" table:end-x="0.775cm" table:end-y="0.11cm" draw:z-index="5" draw:name="http://upload.wikimedia.org/wikipedia/commons/thumb/a/a9/Flag_of_Thailand.svg/22px-Flag_of_Thailand.svg.png" draw:style-name="gr1" draw:text-style-name="P1" svg:width="0.775cm" svg:height="0.711cm" svg:x="0cm" svg:y="0cm">
              <draw:image xlink:href="http://upload.wikimedia.org/wikipedia/commons/thumb/a/a9/Flag_of_Thailand.svg/22px-Flag_of_Thailand.svg.png" xlink:type="simple" xlink:show="embed" xlink:actuate="onLoad">
                <text:p/>
              </draw:image>
            </draw:frame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47">
            <text:p>47</text:p>
          </table:table-cell>
          <table:table-cell office:value-type="float" office:value="674">
            <text:p>674</text:p>
          </table:table-cell>
          <table:table-cell table:formula="of:=[.G7]/[.C7]" office:value-type="float" office:value="56.1666666666667">
            <text:p>56.2</text:p>
          </table:table-cell>
          <table:table-cell table:formula="of:=[.G7]/[.F7]" office:value-type="float" office:value="14.3404255319149">
            <text:p>14.3</text:p>
          </table:table-cell>
          <table:table-cell table:number-columns-repeated="2"/>
          <table:table-cell/>
          <table:table-cell table:formula="of:=[.L7]/[.C7]" office:value-type="float" office:value="0">
            <text:p>0</text:p>
          </table:table-cell>
          <table:table-cell table:formula="of:=[.L7]/[.F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 <text:a xlink:href="http://en.wikipedia.org/wiki/North_Korea_at_the_2014_Asian_Games">North Korea</text:a> (PRK)</text:p>
            <draw:frame table:end-cell-address="Sheet1.B8" table:end-x="0.775cm" table:end-y="0.387cm" draw:z-index="6" draw:name="http://upload.wikimedia.org/wikipedia/commons/thumb/5/51/Flag_of_North_Korea.svg/22px-Flag_of_North_Korea.svg.png" draw:style-name="gr1" draw:text-style-name="P1" svg:width="0.775cm" svg:height="0.387cm" svg:x="0cm" svg:y="0cm">
              <draw:image xlink:href="http://upload.wikimedia.org/wikipedia/commons/thumb/5/51/Flag_of_North_Korea.svg/22px-Flag_of_North_Korea.svg.png" xlink:type="simple" xlink:show="embed" xlink:actuate="onLoad">
                <text:p/>
              </draw:image>
            </draw:frame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6">
            <text:p>36</text:p>
          </table:table-cell>
          <table:table-cell/>
          <table:table-cell table:formula="of:=[.G8]/[.C8]" office:value-type="float" office:value="0">
            <text:p>0.0</text:p>
          </table:table-cell>
          <table:table-cell table:formula="of:=[.G8]/[.F8]" office:value-type="float" office:value="0">
            <text:p>0.0</text:p>
          </table:table-cell>
          <table:table-cell table:number-columns-repeated="2"/>
          <table:table-cell/>
          <table:table-cell table:formula="of:=[.L8]/[.C8]" office:value-type="float" office:value="0">
            <text:p>0</text:p>
          </table:table-cell>
          <table:table-cell table:formula="of:=[.L8]/[.F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 <text:a xlink:href="http://en.wikipedia.org/wiki/India_at_the_2014_Asian_Games">India</text:a> (IND)</text:p>
            <draw:frame table:end-cell-address="Sheet1.B10" table:end-x="0.775cm" table:end-y="0.11cm" draw:z-index="7" draw:name="http://upload.wikimedia.org/wikipedia/en/thumb/4/41/Flag_of_India.svg/22px-Flag_of_India.svg.png" draw:style-name="gr1" draw:text-style-name="P1" svg:width="0.775cm" svg:height="0.711cm" svg:x="0cm" svg:y="0cm">
              <draw:image xlink:href="http://upload.wikimedia.org/wikipedia/en/thumb/4/41/Flag_of_India.svg/22px-Flag_of_India.svg.png" xlink:type="simple" xlink:show="embed" xlink:actuate="onLoad">
                <text:p/>
              </draw:image>
            </draw:frame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57">
            <text:p>57</text:p>
          </table:table-cell>
          <table:table-cell office:value-type="float" office:value="5069">
            <text:p>5069</text:p>
          </table:table-cell>
          <table:table-cell table:formula="of:=[.G9]/[.C9]" office:value-type="float" office:value="460.818181818182">
            <text:p>460.8</text:p>
          </table:table-cell>
          <table:table-cell table:formula="of:=[.G9]/[.F9]" office:value-type="float" office:value="88.9298245614035">
            <text:p>88.9</text:p>
          </table:table-cell>
          <table:table-cell table:number-columns-repeated="2"/>
          <table:table-cell/>
          <table:table-cell table:formula="of:=[.L9]/[.C9]" office:value-type="float" office:value="0">
            <text:p>0</text:p>
          </table:table-cell>
          <table:table-cell table:formula="of:=[.L9]/[.F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 <text:a xlink:href="http://en.wikipedia.org/wiki/Chinese_Taipei_at_the_2014_Asian_Games">Chinese Taipei</text:a> (TPE)</text:p>
            <draw:frame table:end-cell-address="Sheet1.B11" table:end-x="0.775cm" table:end-y="0.11cm" draw:z-index="8" draw:name="http://upload.wikimedia.org/wikipedia/commons/thumb/1/14/Flag_of_Chinese_Taipei_for_Olympic_games.svg/22px-Flag_of_Chinese_Taipei_for_Olympic_games.svg.png" draw:style-name="gr1" draw:text-style-name="P1" svg:width="0.775cm" svg:height="0.711cm" svg:x="0cm" svg:y="0cm">
              <draw:image xlink:href="http://upload.wikimedia.org/wikipedia/commons/thumb/1/14/Flag_of_Chinese_Taipei_for_Olympic_games.svg/22px-Flag_of_Chinese_Taipei_for_Olympic_games.svg.png" xlink:type="simple" xlink:show="embed" xlink:actuate="onLoad">
                <text:p/>
              </draw:image>
            </draw:frame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1">
            <text:p>51</text:p>
          </table:table-cell>
          <table:table-cell office:value-type="float" office:value="930">
            <text:p>930</text:p>
          </table:table-cell>
          <table:table-cell table:formula="of:=[.G10]/[.C10]" office:value-type="float" office:value="93">
            <text:p>93.0</text:p>
          </table:table-cell>
          <table:table-cell table:formula="of:=[.G10]/[.F10]" office:value-type="float" office:value="18.2352941176471">
            <text:p>18.2</text:p>
          </table:table-cell>
          <table:table-cell table:number-columns-repeated="2"/>
          <table:table-cell/>
          <table:table-cell table:formula="of:=[.L10]/[.C10]" office:value-type="float" office:value="0">
            <text:p>0</text:p>
          </table:table-cell>
          <table:table-cell table:formula="of:=[.L10]/[.F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 <text:a xlink:href="http://en.wikipedia.org/wiki/Qatar_at_the_2014_Asian_Games">Qatar</text:a> (QAT)</text:p>
            <draw:frame table:end-cell-address="Sheet1.B11" table:end-x="0.775cm" table:end-y="0.317cm" draw:z-index="9" draw:name="http://upload.wikimedia.org/wikipedia/commons/thumb/6/65/Flag_of_Qatar.svg/22px-Flag_of_Qatar.svg.png" draw:style-name="gr1" draw:text-style-name="P1" svg:width="0.775cm" svg:height="0.317cm" svg:x="0cm" svg:y="0cm">
              <draw:image xlink:href="http://upload.wikimedia.org/wikipedia/commons/thumb/6/65/Flag_of_Qatar.svg/22px-Flag_of_Qatar.svg.png" xlink:type="simple" xlink:show="embed" xlink:actuate="onLoad">
                <text:p/>
              </draw:image>
            </draw:frame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office:value-type="float" office:value="200">
            <text:p>200</text:p>
          </table:table-cell>
          <table:table-cell table:formula="of:=[.G11]/[.C11]" office:value-type="float" office:value="20">
            <text:p>20.0</text:p>
          </table:table-cell>
          <table:table-cell table:formula="of:=[.G11]/[.F11]" office:value-type="float" office:value="14.2857142857143">
            <text:p>14.3</text:p>
          </table:table-cell>
          <table:table-cell table:number-columns-repeated="2"/>
          <table:table-cell/>
          <table:table-cell table:formula="of:=[.L11]/[.C11]" office:value-type="float" office:value="0">
            <text:p>0</text:p>
          </table:table-cell>
          <table:table-cell table:formula="of:=[.L11]/[.F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 <text:a xlink:href="http://en.wikipedia.org/wiki/Uzbekistan_at_the_2014_Asian_Games">Uzbekistan</text:a> (UZB)</text:p>
            <draw:frame table:end-cell-address="Sheet1.B12" table:end-x="0.775cm" table:end-y="0.387cm" draw:z-index="10" draw:name="http://upload.wikimedia.org/wikipedia/commons/thumb/8/84/Flag_of_Uzbekistan.svg/22px-Flag_of_Uzbekistan.svg.png" draw:style-name="gr1" draw:text-style-name="P1" svg:width="0.775cm" svg:height="0.387cm" svg:x="0cm" svg:y="0cm">
              <draw:image xlink:href="http://upload.wikimedia.org/wikipedia/commons/thumb/8/84/Flag_of_Uzbekistan.svg/22px-Flag_of_Uzbekistan.svg.png" xlink:type="simple" xlink:show="embed" xlink:actuate="onLoad">
                <text:p/>
              </draw:image>
            </draw:frame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4">
            <text:p>44</text:p>
          </table:table-cell>
          <table:table-cell/>
          <table:table-cell table:formula="of:=[.G12]/[.C12]" office:value-type="float" office:value="0">
            <text:p>0.0</text:p>
          </table:table-cell>
          <table:table-cell table:formula="of:=[.G12]/[.F12]" office:value-type="float" office:value="0">
            <text:p>0.0</text:p>
          </table:table-cell>
          <table:table-cell table:number-columns-repeated="2"/>
          <table:table-cell/>
          <table:table-cell table:formula="of:=[.L12]/[.C12]" office:value-type="float" office:value="0">
            <text:p>0</text:p>
          </table:table-cell>
          <table:table-cell table:formula="of:=[.L12]/[.F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 <text:a xlink:href="http://en.wikipedia.org/wiki/Bahrain_at_the_2014_Asian_Games">Bahrain</text:a> (BRN)</text:p>
            <draw:frame table:end-cell-address="Sheet1.B14" table:end-x="0.775cm" table:end-y="0.039cm" draw:z-index="11" draw:name="http://upload.wikimedia.org/wikipedia/commons/thumb/2/2c/Flag_of_Bahrain.svg/22px-Flag_of_Bahrain.svg.png" draw:style-name="gr1" draw:text-style-name="P1" svg:width="0.775cm" svg:height="0.64cm" svg:x="0cm" svg:y="0cm">
              <draw:image xlink:href="http://upload.wikimedia.org/wikipedia/commons/thumb/2/2c/Flag_of_Bahrain.svg/22px-Flag_of_Bahrain.svg.png" xlink:type="simple" xlink:show="embed" xlink:actuate="onLoad">
                <text:p/>
              </draw:image>
            </draw:frame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/>
          <table:table-cell table:formula="of:=[.G13]/[.C13]" office:value-type="float" office:value="0">
            <text:p>0.0</text:p>
          </table:table-cell>
          <table:table-cell table:formula="of:=[.G13]/[.F13]" office:value-type="float" office:value="0">
            <text:p>0.0</text:p>
          </table:table-cell>
          <table:table-cell table:number-columns-repeated="2"/>
          <table:table-cell/>
          <table:table-cell table:formula="of:=[.L13]/[.C13]" office:value-type="float" office:value="0">
            <text:p>0</text:p>
          </table:table-cell>
          <table:table-cell table:formula="of:=[.L13]/[.F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 <text:a xlink:href="http://en.wikipedia.org/wiki/Hong_Kong_at_the_2014_Asian_Games">Hong Kong</text:a> (HKG)</text:p>
            <draw:frame table:end-cell-address="Sheet1.B15" table:end-x="0.775cm" table:end-y="0.112cm" draw:z-index="12" draw:name="http://upload.wikimedia.org/wikipedia/commons/thumb/5/5b/Flag_of_Hong_Kong.svg/22px-Flag_of_Hong_Kong.svg.png" draw:style-name="gr1" draw:text-style-name="P1" svg:width="0.775cm" svg:height="0.713cm" svg:x="0cm" svg:y="0cm">
              <draw:image xlink:href="http://upload.wikimedia.org/wikipedia/commons/thumb/5/5b/Flag_of_Hong_Kong.svg/22px-Flag_of_Hong_Kong.svg.png" xlink:type="simple" xlink:show="embed" xlink:actuate="onLoad">
                <text:p/>
              </draw:image>
            </draw:frame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2">
            <text:p>42</text:p>
          </table:table-cell>
          <table:table-cell/>
          <table:table-cell table:formula="of:=[.G14]/[.C14]" office:value-type="float" office:value="0">
            <text:p>0.0</text:p>
          </table:table-cell>
          <table:table-cell table:formula="of:=[.G14]/[.F14]" office:value-type="float" office:value="0">
            <text:p>0.0</text:p>
          </table:table-cell>
          <table:table-cell table:number-columns-repeated="2"/>
          <table:table-cell/>
          <table:table-cell table:formula="of:=[.L14]/[.C14]" office:value-type="float" office:value="0">
            <text:p>0</text:p>
          </table:table-cell>
          <table:table-cell table:formula="of:=[.L14]/[.F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 <text:a xlink:href="http://en.wikipedia.org/wiki/Malaysia_at_the_2014_Asian_Games">Malaysia</text:a> (MAS)</text:p>
            <draw:frame table:end-cell-address="Sheet1.B15" table:end-x="0.775cm" table:end-y="0.387cm" draw:z-index="13" draw:name="http://upload.wikimedia.org/wikipedia/commons/thumb/6/66/Flag_of_Malaysia.svg/22px-Flag_of_Malaysia.svg.png" draw:style-name="gr1" draw:text-style-name="P1" svg:width="0.775cm" svg:height="0.387cm" svg:x="0cm" svg:y="0cm">
              <draw:image xlink:href="http://upload.wikimedia.org/wikipedia/commons/thumb/6/66/Flag_of_Malaysia.svg/22px-Flag_of_Malaysia.svg.png" xlink:type="simple" xlink:show="embed" xlink:actuate="onLoad">
                <text:p/>
              </draw:image>
            </draw:frame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float" office:value="33">
            <text:p>33</text:p>
          </table:table-cell>
          <table:table-cell/>
          <table:table-cell table:formula="of:=[.G15]/[.C15]" office:value-type="float" office:value="0">
            <text:p>0.0</text:p>
          </table:table-cell>
          <table:table-cell table:formula="of:=[.G15]/[.F15]" office:value-type="float" office:value="0">
            <text:p>0.0</text:p>
          </table:table-cell>
          <table:table-cell table:number-columns-repeated="2"/>
          <table:table-cell/>
          <table:table-cell table:formula="of:=[.L15]/[.C15]" office:value-type="float" office:value="0">
            <text:p>0</text:p>
          </table:table-cell>
          <table:table-cell table:formula="of:=[.L15]/[.F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 <text:a xlink:href="http://en.wikipedia.org/wiki/Singapore_at_the_2014_Asian_Games">Singapore</text:a> (SIN)</text:p>
            <draw:frame table:end-cell-address="Sheet1.B17" table:end-x="0.775cm" table:end-y="0.111cm" draw:z-index="14" draw:name="http://upload.wikimedia.org/wikipedia/commons/thumb/4/48/Flag_of_Singapore.svg/22px-Flag_of_Singapore.svg.png" draw:style-name="gr1" draw:text-style-name="P1" svg:width="0.775cm" svg:height="0.712cm" svg:x="0cm" svg:y="0cm">
              <draw:image xlink:href="http://upload.wikimedia.org/wikipedia/commons/thumb/4/48/Flag_of_Singapore.svg/22px-Flag_of_Singapore.svg.png" xlink:type="simple" xlink:show="embed" xlink:actuate="onLoad">
                <text:p/>
              </draw:image>
            </draw:frame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/>
          <table:table-cell table:formula="of:=[.G16]/[.C16]" office:value-type="float" office:value="0">
            <text:p>0.0</text:p>
          </table:table-cell>
          <table:table-cell table:formula="of:=[.G16]/[.F16]" office:value-type="float" office:value="0">
            <text:p>0.0</text:p>
          </table:table-cell>
          <table:table-cell table:number-columns-repeated="2"/>
          <table:table-cell/>
          <table:table-cell table:formula="of:=[.L16]/[.C16]" office:value-type="float" office:value="0">
            <text:p>0</text:p>
          </table:table-cell>
          <table:table-cell table:formula="of:=[.L16]/[.F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 <text:a xlink:href="http://en.wikipedia.org/wiki/Mongolia_at_the_2014_Asian_Games">Mongolia</text:a> (MGL)</text:p>
            <draw:frame table:end-cell-address="Sheet1.B17" table:end-x="0.775cm" table:end-y="0.387cm" draw:z-index="15" draw:name="http://upload.wikimedia.org/wikipedia/commons/thumb/4/4c/Flag_of_Mongolia.svg/22px-Flag_of_Mongolia.svg.png" draw:style-name="gr1" draw:text-style-name="P1" svg:width="0.775cm" svg:height="0.387cm" svg:x="0cm" svg:y="0cm">
              <draw:image xlink:href="http://upload.wikimedia.org/wikipedia/commons/thumb/4/4c/Flag_of_Mongolia.svg/22px-Flag_of_Mongolia.svg.png" xlink:type="simple" xlink:show="embed" xlink:actuate="onLoad">
                <text:p/>
              </draw:image>
            </draw:frame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/>
          <table:table-cell table:formula="of:=[.G17]/[.C17]" office:value-type="float" office:value="0">
            <text:p>0.0</text:p>
          </table:table-cell>
          <table:table-cell table:formula="of:=[.G17]/[.F17]" office:value-type="float" office:value="0">
            <text:p>0.0</text:p>
          </table:table-cell>
          <table:table-cell table:number-columns-repeated="2"/>
          <table:table-cell/>
          <table:table-cell table:formula="of:=[.L17]/[.C17]" office:value-type="float" office:value="0">
            <text:p>0</text:p>
          </table:table-cell>
          <table:table-cell table:formula="of:=[.L17]/[.F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 <text:a xlink:href="http://en.wikipedia.org/wiki/Indonesia_at_the_2014_Asian_Games">Indonesia</text:a> (INA)</text:p>
            <draw:frame table:end-cell-address="Sheet1.B19" table:end-x="0.775cm" table:end-y="0.111cm" draw:z-index="16" draw:name="http://upload.wikimedia.org/wikipedia/commons/thumb/9/9f/Flag_of_Indonesia.svg/22px-Flag_of_Indonesia.svg.png" draw:style-name="gr1" draw:text-style-name="P1" svg:width="0.775cm" svg:height="0.712cm" svg:x="0cm" svg:y="0cm">
              <draw:image xlink:href="http://upload.wikimedia.org/wikipedia/commons/thumb/9/9f/Flag_of_Indonesia.svg/22px-Flag_of_Indonesia.svg.png" xlink:type="simple" xlink:show="embed" xlink:actuate="onLoad">
                <text:p/>
              </draw:image>
            </draw:frame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/>
          <table:table-cell table:formula="of:=[.G18]/[.C18]" office:value-type="float" office:value="0">
            <text:p>0.0</text:p>
          </table:table-cell>
          <table:table-cell table:formula="of:=[.G18]/[.F18]" office:value-type="float" office:value="0">
            <text:p>0.0</text:p>
          </table:table-cell>
          <table:table-cell table:number-columns-repeated="2"/>
          <table:table-cell/>
          <table:table-cell table:formula="of:=[.L18]/[.C18]" office:value-type="float" office:value="0">
            <text:p>0</text:p>
          </table:table-cell>
          <table:table-cell table:formula="of:=[.L18]/[.F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 <text:a xlink:href="http://en.wikipedia.org/wiki/Kuwait_at_the_2014_Asian_Games">Kuwait</text:a> (KUW)</text:p>
            <draw:frame table:end-cell-address="Sheet1.B19" table:end-x="0.775cm" table:end-y="0.387cm" draw:z-index="17" draw:name="http://upload.wikimedia.org/wikipedia/commons/thumb/a/aa/Flag_of_Kuwait.svg/22px-Flag_of_Kuwait.svg.png" draw:style-name="gr1" draw:text-style-name="P1" svg:width="0.775cm" svg:height="0.387cm" svg:x="0cm" svg:y="0cm">
              <draw:image xlink:href="http://upload.wikimedia.org/wikipedia/commons/thumb/a/aa/Flag_of_Kuwait.svg/22px-Flag_of_Kuwait.svg.png" xlink:type="simple" xlink:show="embed" xlink:actuate="onLoad">
                <text:p/>
              </draw:image>
            </draw:frame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/>
          <table:table-cell table:formula="of:=[.G19]/[.C19]" office:value-type="float" office:value="0">
            <text:p>0.0</text:p>
          </table:table-cell>
          <table:table-cell table:formula="of:=[.G19]/[.F19]" office:value-type="float" office:value="0">
            <text:p>0.0</text:p>
          </table:table-cell>
          <table:table-cell table:number-columns-repeated="2"/>
          <table:table-cell/>
          <table:table-cell table:formula="of:=[.L19]/[.C19]" office:value-type="float" office:value="0">
            <text:p>0</text:p>
          </table:table-cell>
          <table:table-cell table:formula="of:=[.L19]/[.F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 <text:a xlink:href="http://en.wikipedia.org/wiki/Saudi_Arabia_at_the_2014_Asian_Games">Saudi Arabia</text:a> (KSA)</text:p>
            <draw:frame table:end-cell-address="Sheet1.B21" table:end-x="0.775cm" table:end-y="0.111cm" draw:z-index="18" draw:name="http://upload.wikimedia.org/wikipedia/commons/thumb/0/0d/Flag_of_Saudi_Arabia.svg/22px-Flag_of_Saudi_Arabia.svg.png" draw:style-name="gr1" draw:text-style-name="P1" svg:width="0.775cm" svg:height="0.712cm" svg:x="0cm" svg:y="0cm">
              <draw:image xlink:href="http://upload.wikimedia.org/wikipedia/commons/thumb/0/0d/Flag_of_Saudi_Arabia.svg/22px-Flag_of_Saudi_Arabia.svg.png" xlink:type="simple" xlink:show="embed" xlink:actuate="onLoad">
                <text:p/>
              </draw:image>
            </draw:frame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/>
          <table:table-cell table:formula="of:=[.G20]/[.C20]" office:value-type="float" office:value="0">
            <text:p>0.0</text:p>
          </table:table-cell>
          <table:table-cell table:formula="of:=[.G20]/[.F20]" office:value-type="float" office:value="0">
            <text:p>0.0</text:p>
          </table:table-cell>
          <table:table-cell table:number-columns-repeated="2"/>
          <table:table-cell/>
          <table:table-cell table:formula="of:=[.L20]/[.C20]" office:value-type="float" office:value="0">
            <text:p>0</text:p>
          </table:table-cell>
          <table:table-cell table:formula="of:=[.L20]/[.F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 <text:a xlink:href="http://en.wikipedia.org/wiki/Myanmar_at_the_2014_Asian_Games">Myanmar</text:a> (MYA)</text:p>
            <draw:frame table:end-cell-address="Sheet1.B22" table:end-x="0.775cm" table:end-y="0.111cm" draw:z-index="19" draw:name="http://upload.wikimedia.org/wikipedia/commons/thumb/8/8c/Flag_of_Myanmar.svg/22px-Flag_of_Myanmar.svg.png" draw:style-name="gr1" draw:text-style-name="P1" svg:width="0.775cm" svg:height="0.712cm" svg:x="0cm" svg:y="0cm">
              <draw:image xlink:href="http://upload.wikimedia.org/wikipedia/commons/thumb/8/8c/Flag_of_Myanmar.svg/22px-Flag_of_Myanmar.svg.png" xlink:type="simple" xlink:show="embed" xlink:actuate="onLoad">
                <text:p/>
              </draw:image>
            </draw:frame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/>
          <table:table-cell table:formula="of:=[.G21]/[.C21]" office:value-type="float" office:value="0">
            <text:p>0.0</text:p>
          </table:table-cell>
          <table:table-cell table:formula="of:=[.G21]/[.F21]" office:value-type="float" office:value="0">
            <text:p>0.0</text:p>
          </table:table-cell>
          <table:table-cell table:number-columns-repeated="2"/>
          <table:table-cell/>
          <table:table-cell table:formula="of:=[.L21]/[.C21]" office:value-type="float" office:value="0">
            <text:p>0</text:p>
          </table:table-cell>
          <table:table-cell table:formula="of:=[.L21]/[.F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 <text:a xlink:href="http://en.wikipedia.org/wiki/Vietnam_at_the_2014_Asian_Games">Vietnam</text:a> (VIE)</text:p>
            <draw:frame table:end-cell-address="Sheet1.B23" table:end-x="0.775cm" table:end-y="0.112cm" draw:z-index="20" draw:name="http://upload.wikimedia.org/wikipedia/commons/thumb/2/21/Flag_of_Vietnam.svg/22px-Flag_of_Vietnam.svg.png" draw:style-name="gr1" draw:text-style-name="P1" svg:width="0.775cm" svg:height="0.713cm" svg:x="0cm" svg:y="0cm">
              <draw:image xlink:href="http://upload.wikimedia.org/wikipedia/commons/thumb/2/21/Flag_of_Vietnam.svg/22px-Flag_of_Vietnam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6">
            <text:p>36</text:p>
          </table:table-cell>
          <table:table-cell/>
          <table:table-cell table:formula="of:=[.G22]/[.C22]" office:value-type="float" office:value="0">
            <text:p>0.0</text:p>
          </table:table-cell>
          <table:table-cell table:formula="of:=[.G22]/[.F22]" office:value-type="float" office:value="0">
            <text:p>0.0</text:p>
          </table:table-cell>
          <table:table-cell table:number-columns-repeated="2"/>
          <table:table-cell/>
          <table:table-cell table:formula="of:=[.L22]/[.C22]" office:value-type="float" office:value="0">
            <text:p>0</text:p>
          </table:table-cell>
          <table:table-cell table:formula="of:=[.L22]/[.F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 <text:a xlink:href="http://en.wikipedia.org/wiki/Philippines_at_the_2014_Asian_Games">Philippines</text:a> (PHI)</text:p>
            <draw:frame table:end-cell-address="Sheet1.B23" table:end-x="0.775cm" table:end-y="0.387cm" draw:z-index="21" draw:name="http://upload.wikimedia.org/wikipedia/commons/thumb/9/99/Flag_of_the_Philippines.svg/22px-Flag_of_the_Philippines.svg.png" draw:style-name="gr1" draw:text-style-name="P1" svg:width="0.775cm" svg:height="0.387cm" svg:x="0cm" svg:y="0cm">
              <draw:image xlink:href="http://upload.wikimedia.org/wikipedia/commons/thumb/9/99/Flag_of_the_Philippines.svg/22px-Flag_of_the_Philippines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/>
          <table:table-cell table:formula="of:=[.G23]/[.C23]" office:value-type="float" office:value="0">
            <text:p>0.0</text:p>
          </table:table-cell>
          <table:table-cell table:formula="of:=[.G23]/[.F23]" office:value-type="float" office:value="0">
            <text:p>0.0</text:p>
          </table:table-cell>
          <table:table-cell table:number-columns-repeated="2"/>
          <table:table-cell/>
          <table:table-cell table:formula="of:=[.L23]/[.C23]" office:value-type="float" office:value="0">
            <text:p>0</text:p>
          </table:table-cell>
          <table:table-cell table:formula="of:=[.L23]/[.F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 <text:a xlink:href="http://en.wikipedia.org/wiki/Pakistan_at_the_2014_Asian_Games">Pakistan</text:a> (PAK)</text:p>
            <draw:frame table:end-cell-address="Sheet1.B25" table:end-x="0.775cm" table:end-y="0.111cm" draw:z-index="22" draw:name="http://upload.wikimedia.org/wikipedia/commons/thumb/3/32/Flag_of_Pakistan.svg/22px-Flag_of_Pakistan.svg.png" draw:style-name="gr1" draw:text-style-name="P1" svg:width="0.775cm" svg:height="0.712cm" svg:x="0cm" svg:y="0cm">
              <draw:image xlink:href="http://upload.wikimedia.org/wikipedia/commons/thumb/3/32/Flag_of_Pakistan.svg/22px-Flag_of_Pakistan.svg.png" xlink:type="simple" xlink:show="embed" xlink:actuate="onLoad">
                <text:p/>
              </draw:image>
            </draw:frame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/>
          <table:table-cell table:formula="of:=[.G24]/[.C24]" office:value-type="float" office:value="0">
            <text:p>0.0</text:p>
          </table:table-cell>
          <table:table-cell table:formula="of:=[.G24]/[.F24]" office:value-type="float" office:value="0">
            <text:p>0.0</text:p>
          </table:table-cell>
          <table:table-cell table:number-columns-repeated="2"/>
          <table:table-cell/>
          <table:table-cell table:formula="of:=[.L24]/[.C24]" office:value-type="float" office:value="0">
            <text:p>0</text:p>
          </table:table-cell>
          <table:table-cell table:formula="of:=[.L24]/[.F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 <text:a xlink:href="http://en.wikipedia.org/wiki/Tajikistan_at_the_2014_Asian_Games">Tajikistan</text:a> (TJK)</text:p>
            <draw:frame table:end-cell-address="Sheet1.B25" table:end-x="0.775cm" table:end-y="0.387cm" draw:z-index="23" draw:name="http://upload.wikimedia.org/wikipedia/commons/thumb/d/d0/Flag_of_Tajikistan.svg/22px-Flag_of_Tajikistan.svg.png" draw:style-name="gr1" draw:text-style-name="P1" svg:width="0.775cm" svg:height="0.387cm" svg:x="0cm" svg:y="0cm">
              <draw:image xlink:href="http://upload.wikimedia.org/wikipedia/commons/thumb/d/d0/Flag_of_Tajikistan.svg/22px-Flag_of_Tajikistan.svg.png" xlink:type="simple" xlink:show="embed" xlink:actuate="onLoad">
                <text:p/>
              </draw:image>
            </draw:frame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/>
          <table:table-cell table:formula="of:=[.G25]/[.C25]" office:value-type="float" office:value="0">
            <text:p>0.0</text:p>
          </table:table-cell>
          <table:table-cell table:formula="of:=[.G25]/[.F25]" office:value-type="float" office:value="0">
            <text:p>0.0</text:p>
          </table:table-cell>
          <table:table-cell table:number-columns-repeated="2"/>
          <table:table-cell/>
          <table:table-cell table:formula="of:=[.L25]/[.C25]" office:value-type="float" office:value="0">
            <text:p>0</text:p>
          </table:table-cell>
          <table:table-cell table:formula="of:=[.L25]/[.F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 <text:a xlink:href="http://en.wikipedia.org/wiki/Iraq_at_the_2014_Asian_Games">Iraq</text:a> (IRQ)</text:p>
            <draw:frame table:end-cell-address="Sheet1.B27" table:end-x="0.775cm" table:end-y="0.11cm" draw:z-index="24" draw:name="http://upload.wikimedia.org/wikipedia/commons/thumb/f/f6/Flag_of_Iraq.svg/22px-Flag_of_Iraq.svg.png" draw:style-name="gr1" draw:text-style-name="P1" svg:width="0.775cm" svg:height="0.711cm" svg:x="0cm" svg:y="0cm">
              <draw:image xlink:href="http://upload.wikimedia.org/wikipedia/commons/thumb/f/f6/Flag_of_Iraq.svg/22px-Flag_of_Iraq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  <table:table-cell table:formula="of:=[.G26]/[.C26]" office:value-type="float" office:value="0">
            <text:p>0.0</text:p>
          </table:table-cell>
          <table:table-cell table:formula="of:=[.G26]/[.F26]" office:value-type="float" office:value="0">
            <text:p>0.0</text:p>
          </table:table-cell>
          <table:table-cell table:number-columns-repeated="2"/>
          <table:table-cell/>
          <table:table-cell table:formula="of:=[.L26]/[.C26]" office:value-type="float" office:value="0">
            <text:p>0</text:p>
          </table:table-cell>
          <table:table-cell table:formula="of:=[.L26]/[.F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 <text:a xlink:href="http://en.wikipedia.org/wiki/United_Arab_Emirates_at_the_2014_Asian_Games">United Arab Emirates</text:a> (UAE)</text:p>
            <draw:frame table:end-cell-address="Sheet1.B27" table:end-x="0.775cm" table:end-y="0.387cm" draw:z-index="25" draw:name="http://upload.wikimedia.org/wikipedia/commons/thumb/c/cb/Flag_of_the_United_Arab_Emirates.svg/22px-Flag_of_the_United_Arab_Emirates.svg.png" draw:style-name="gr1" draw:text-style-name="P1" svg:width="0.775cm" svg:height="0.387cm" svg:x="0cm" svg:y="0cm">
              <draw:image xlink:href="http://upload.wikimedia.org/wikipedia/commons/thumb/c/cb/Flag_of_the_United_Arab_Emirates.svg/22px-Flag_of_the_United_Arab_Emirates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  <table:table-cell table:formula="of:=[.G27]/[.C27]" office:value-type="float" office:value="0">
            <text:p>0.0</text:p>
          </table:table-cell>
          <table:table-cell table:formula="of:=[.G27]/[.F27]" office:value-type="float" office:value="0">
            <text:p>0.0</text:p>
          </table:table-cell>
          <table:table-cell table:number-columns-repeated="2"/>
          <table:table-cell/>
          <table:table-cell table:formula="of:=[.L27]/[.C27]" office:value-type="float" office:value="0">
            <text:p>0</text:p>
          </table:table-cell>
          <table:table-cell table:formula="of:=[.L27]/[.F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 <text:a xlink:href="http://en.wikipedia.org/wiki/Sri_Lanka_at_the_2014_Asian_Games">Sri Lanka</text:a> (SRI)</text:p>
            <draw:frame table:end-cell-address="Sheet1.B28" table:end-x="0.775cm" table:end-y="0.387cm" draw:z-index="26" draw:name="http://upload.wikimedia.org/wikipedia/commons/thumb/1/11/Flag_of_Sri_Lanka.svg/22px-Flag_of_Sri_Lanka.svg.png" draw:style-name="gr1" draw:text-style-name="P1" svg:width="0.775cm" svg:height="0.387cm" svg:x="0cm" svg:y="0cm">
              <draw:image xlink:href="http://upload.wikimedia.org/wikipedia/commons/thumb/1/11/Flag_of_Sri_Lanka.svg/22px-Flag_of_Sri_Lanka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table:formula="of:=[.G28]/[.C28]" office:value-type="float" office:value="0">
            <text:p>0.0</text:p>
          </table:table-cell>
          <table:table-cell table:formula="of:=[.G28]/[.F28]" office:value-type="float" office:value="0">
            <text:p>0.0</text:p>
          </table:table-cell>
          <table:table-cell table:number-columns-repeated="2"/>
          <table:table-cell/>
          <table:table-cell table:formula="of:=[.L28]/[.C28]" office:value-type="float" office:value="0">
            <text:p>0</text:p>
          </table:table-cell>
          <table:table-cell table:formula="of:=[.L28]/[.F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 <text:a xlink:href="http://en.wikipedia.org/wiki/Cambodia_at_the_2014_Asian_Games">Cambodia</text:a> (CAM)</text:p>
            <draw:frame table:end-cell-address="Sheet1.B30" table:end-x="0.775cm" table:end-y="0.075cm" draw:z-index="27" draw:name="http://upload.wikimedia.org/wikipedia/commons/thumb/8/83/Flag_of_Cambodia.svg/22px-Flag_of_Cambodia.svg.png" draw:style-name="gr1" draw:text-style-name="P1" svg:width="0.775cm" svg:height="0.676cm" svg:x="0cm" svg:y="0cm">
              <draw:image xlink:href="http://upload.wikimedia.org/wikipedia/commons/thumb/8/83/Flag_of_Cambodia.svg/22px-Flag_of_Cambodia.svg.png" xlink:type="simple" xlink:show="embed" xlink:actuate="onLoad">
                <text:p/>
              </draw:image>
            </draw:frame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G29]/[.C29]" office:value-type="float" office:value="40">
            <text:p>40.0</text:p>
          </table:table-cell>
          <table:table-cell table:formula="of:=[.G29]/[.F29]" office:value-type="float" office:value="40">
            <text:p>40.0</text:p>
          </table:table-cell>
          <table:table-cell table:number-columns-repeated="2"/>
          <table:table-cell/>
          <table:table-cell table:formula="of:=[.L29]/[.C29]" office:value-type="float" office:value="0">
            <text:p>0</text:p>
          </table:table-cell>
          <table:table-cell table:formula="of:=[.L29]/[.F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 <text:a xlink:href="http://en.wikipedia.org/wiki/Macau_at_the_2014_Asian_Games">Macau</text:a> (MAC)</text:p>
            <draw:frame table:end-cell-address="Sheet1.B31" table:end-x="0.775cm" table:end-y="0.11cm" draw:z-index="28" draw:name="http://upload.wikimedia.org/wikipedia/commons/thumb/6/63/Flag_of_Macau.svg/22px-Flag_of_Macau.svg.png" draw:style-name="gr1" draw:text-style-name="P1" svg:width="0.775cm" svg:height="0.711cm" svg:x="0cm" svg:y="0cm">
              <draw:image xlink:href="http://upload.wikimedia.org/wikipedia/commons/thumb/6/63/Flag_of_Macau.svg/22px-Flag_of_Macau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/>
          <table:table-cell/>
          <table:table-cell table:formula="of:=[.G30]/[.F30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0]/[.F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 <text:a xlink:href="http://en.wikipedia.org/wiki/Kyrgyzstan_at_the_2014_Asian_Games">Kyrgyzstan</text:a> (KGZ)</text:p>
            <draw:frame table:end-cell-address="Sheet1.B32" table:end-x="0.775cm" table:end-y="0.04cm" draw:z-index="29" draw:name="http://upload.wikimedia.org/wikipedia/commons/thumb/c/c7/Flag_of_Kyrgyzstan.svg/22px-Flag_of_Kyrgyzstan.svg.png" draw:style-name="gr1" draw:text-style-name="P1" svg:width="0.775cm" svg:height="0.641cm" svg:x="0cm" svg:y="0cm">
              <draw:image xlink:href="http://upload.wikimedia.org/wikipedia/commons/thumb/c/c7/Flag_of_Kyrgyzstan.svg/22px-Flag_of_Kyrgyzstan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/>
          <table:table-cell/>
          <table:table-cell table:formula="of:=[.G31]/[.F31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1]/[.F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 <text:a xlink:href="http://en.wikipedia.org/wiki/Jordan_at_the_2014_Asian_Games">Jordan</text:a> (JOR)</text:p>
            <draw:frame table:end-cell-address="Sheet1.B32" table:end-x="0.775cm" table:end-y="0.387cm" draw:z-index="30" draw:name="http://upload.wikimedia.org/wikipedia/commons/thumb/c/c0/Flag_of_Jordan.svg/22px-Flag_of_Jordan.svg.png" draw:style-name="gr1" draw:text-style-name="P1" svg:width="0.775cm" svg:height="0.387cm" svg:x="0cm" svg:y="0cm">
              <draw:image xlink:href="http://upload.wikimedia.org/wikipedia/commons/thumb/c/c0/Flag_of_Jordan.svg/22px-Flag_of_Jordan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/>
          <table:table-cell/>
          <table:table-cell table:formula="of:=[.G32]/[.F32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2]/[.F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 <text:a xlink:href="http://en.wikipedia.org/wiki/Turkmenistan_at_the_2014_Asian_Games">Turkmenistan</text:a> (TKM)</text:p>
            <draw:frame table:end-cell-address="Sheet1.B34" table:end-x="0.775cm" table:end-y="0.11cm" draw:z-index="31" draw:name="http://upload.wikimedia.org/wikipedia/commons/thumb/1/1b/Flag_of_Turkmenistan.svg/22px-Flag_of_Turkmenistan.svg.png" draw:style-name="gr1" draw:text-style-name="P1" svg:width="0.775cm" svg:height="0.711cm" svg:x="0cm" svg:y="0cm">
              <draw:image xlink:href="http://upload.wikimedia.org/wikipedia/commons/thumb/1/1b/Flag_of_Turkmenistan.svg/22px-Flag_of_Turkmenistan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/>
          <table:table-cell table:formula="of:=[.G33]/[.F33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3]/[.F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 <text:a xlink:href="http://en.wikipedia.org/wiki/Bangladesh_at_the_2014_Asian_Games">Bangladesh</text:a> (BAN)</text:p>
            <draw:frame table:end-cell-address="Sheet1.B35" table:end-x="0.775cm" table:end-y="0.04cm" draw:z-index="32" draw:name="http://upload.wikimedia.org/wikipedia/commons/thumb/f/f9/Flag_of_Bangladesh.svg/22px-Flag_of_Bangladesh.svg.png" draw:style-name="gr1" draw:text-style-name="P1" svg:width="0.775cm" svg:height="0.641cm" svg:x="0cm" svg:y="0cm">
              <draw:image xlink:href="http://upload.wikimedia.org/wikipedia/commons/thumb/f/f9/Flag_of_Bangladesh.svg/22px-Flag_of_Bangladesh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/>
          <table:table-cell table:formula="of:=[.G34]/[.F34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4]/[.F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 <text:a xlink:href="http://en.wikipedia.org/wiki/Laos_at_the_2014_Asian_Games">Laos</text:a> (LAO)</text:p>
            <draw:frame table:end-cell-address="Sheet1.B36" table:end-x="0.775cm" table:end-y="0.11cm" draw:z-index="33" draw:name="http://upload.wikimedia.org/wikipedia/commons/thumb/5/56/Flag_of_Laos.svg/22px-Flag_of_Laos.svg.png" draw:style-name="gr1" draw:text-style-name="P1" svg:width="0.775cm" svg:height="0.711cm" svg:x="0cm" svg:y="0cm">
              <draw:image xlink:href="http://upload.wikimedia.org/wikipedia/commons/thumb/5/56/Flag_of_Laos.svg/22px-Flag_of_Laos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/>
          <table:table-cell table:formula="of:=[.G35]/[.F35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5]/[.F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 <text:a xlink:href="http://en.wikipedia.org/wiki/Afghanistan_at_the_2014_Asian_Games">Afghanistan</text:a> (AFG)</text:p>
            <draw:frame table:end-cell-address="Sheet1.B37" table:end-x="0.775cm" table:end-y="0.11cm" draw:z-index="34" draw:name="http://upload.wikimedia.org/wikipedia/commons/thumb/9/9a/Flag_of_Afghanistan.svg/22px-Flag_of_Afghanistan.svg.png" draw:style-name="gr1" draw:text-style-name="P1" svg:width="0.775cm" svg:height="0.711cm" svg:x="0cm" svg:y="0cm">
              <draw:image xlink:href="http://upload.wikimedia.org/wikipedia/commons/thumb/9/9a/Flag_of_Afghanistan.svg/22px-Flag_of_Afghanistan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/>
          <table:table-cell table:formula="of:=[.G36]/[.F36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6]/[.F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 <text:a xlink:href="http://en.wikipedia.org/wiki/Lebanon_at_the_2014_Asian_Games">Lebanon</text:a> (LIB)</text:p>
            <draw:frame table:end-cell-address="Sheet1.B38" table:end-x="0.775cm" table:end-y="0.11cm" draw:z-index="35" draw:name="http://upload.wikimedia.org/wikipedia/commons/thumb/5/59/Flag_of_Lebanon.svg/22px-Flag_of_Lebanon.svg.png" draw:style-name="gr1" draw:text-style-name="P1" svg:width="0.775cm" svg:height="0.711cm" svg:x="0cm" svg:y="0cm">
              <draw:image xlink:href="http://upload.wikimedia.org/wikipedia/commons/thumb/5/59/Flag_of_Lebanon.svg/22px-Flag_of_Lebanon.svg.png" xlink:type="simple" xlink:show="embed" xlink:actuate="onLoad">
                <text:p/>
              </draw:image>
            </draw:frame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/>
          <table:table-cell table:formula="of:=[.G37]/[.F37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7]/[.F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 <text:a xlink:href="http://en.wikipedia.org/wiki/Nepal_at_the_2014_Asian_Games">Nepal</text:a> (NEP)</text:p>
            <draw:frame table:end-cell-address="Sheet1.B39" table:end-x="0.563cm" table:end-y="0.287cm" draw:z-index="36" draw:name="http://upload.wikimedia.org/wikipedia/commons/thumb/9/9b/Flag_of_Nepal.svg/16px-Flag_of_Nepal.svg.png" draw:style-name="gr1" draw:text-style-name="P1" svg:width="0.563cm" svg:height="0.888cm" svg:x="0cm" svg:y="0cm">
              <draw:image xlink:href="http://upload.wikimedia.org/wikipedia/commons/thumb/9/9b/Flag_of_Nepal.svg/16px-Flag_of_Nepal.svg.png" xlink:type="simple" xlink:show="embed" xlink:actuate="onLoad">
                <text:p/>
              </draw:image>
            </draw:frame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/>
          <table:table-cell table:formula="of:=[.G38]/[.F38]" office:value-type="float" office:value="0">
            <text:p>0.0</text:p>
          </table:table-cell>
          <table:table-cell table:number-columns-repeated="2"/>
          <table:table-cell/>
          <table:table-cell/>
          <table:table-cell table:formula="of:=[.L38]/[.F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5"/>
          <table:table-cell table:style-name="ce3" office:value-type="string">
            <text:p>AVG</text:p>
          </table:table-cell>
          <table:table-cell table:style-name="ce3" table:formula="of:=SUM([.G2:.G38])/37" office:value-type="float" office:value="753.162162162162">
            <text:p>753.2</text:p>
          </table:table-cell>
          <table:table-cell table:formula="of:=SUM([.H2:.H29])/37" office:value-type="float" office:value="25.2335809352016">
            <text:p>25.2</text:p>
          </table:table-cell>
          <table:table-cell table:formula="of:=SUM([.I2:.I38])/37" office:value-type="float" office:value="7.16523849204931">
            <text:p>7.2</text:p>
          </table:table-cell>
          <table:table-cell table:style-name="ce3" table:number-columns-repeated="3"/>
          <table:table-cell table:style-name="ce3" table:formula="of:=SUM([.M2:.M29])/37" office:value-type="float" office:value="0">
            <text:p>0.0</text:p>
          </table:table-cell>
          <table:table-cell table:style-name="ce3" table:formula="of:=SUM([.N2:.N38])/37" office:value-type="float" office:value="0">
            <text:p>0.0</text:p>
          </table:table-cell>
          <table:table-cell table:style-name="ce3"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number-style style:name="N142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5/10/2014</text:date>, <text:time>13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cNeill</meta:initial-creator>
    <meta:creation-date>2014-10-05T13:14:01</meta:creation-date>
    <dc:date>2014-10-05T13:27:17</dc:date>
    <dc:creator>Jeff McNeill</dc:creator>
    <meta:editing-duration>PT13M17S</meta:editing-duration>
    <meta:editing-cycles>3</meta:editing-cycles>
    <meta:generator>OpenOffice/4.0.1$Unix OpenOffice.org_project/401m5$Build-9714</meta:generator>
    <meta:document-statistic meta:table-count="3" meta:cell-count="446" meta:object-count="37"/>
    <meta:user-defined meta:name=""/>
  </office:meta>
</office:document-meta>
</file>